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F0000004EE79CE160A62E76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15in"/>
    </style:style>
    <style:style style:name="Table2.A1" style:family="table-cell">
      <style:table-cell-properties style:vertical-align="middle" fo:padding="0.0382in" fo:border="0.05pt solid #666666"/>
    </style:style>
    <style:style style:name="Table4" style:family="table">
      <style:table-properties style:width="6.6667in" table:align="left"/>
    </style:style>
    <style:style style:name="Table4.A" style:family="table-column">
      <style:table-column-properties style:column-width="1.5604in"/>
    </style:style>
    <style:style style:name="Table4.B" style:family="table-column">
      <style:table-column-properties style:column-width="0.1243in"/>
    </style:style>
    <style:style style:name="Table4.C" style:family="table-column">
      <style:table-column-properties style:column-width="4.9819in"/>
    </style:style>
    <style:style style:name="Table4.A1" style:family="table-cell">
      <style:table-cell-properties fo:padding="0.0382in" fo:border="none"/>
    </style:style>
    <style:style style:name="Table4.A5" style:family="table-cell">
      <style:table-cell-properties fo:padding="0.0382in" fo:border-left="none" fo:border-right="none" fo:border-top="none" fo:border-bottom="0.05pt solid #808080"/>
    </style:style>
    <style:style style:name="Table5" style:family="table">
      <style:table-properties style:width="6.6667in" table:align="left"/>
    </style:style>
    <style:style style:name="Table5.A" style:family="table-column">
      <style:table-column-properties style:column-width="0.7535in"/>
    </style:style>
    <style:style style:name="Table5.B" style:family="table-column">
      <style:table-column-properties style:column-width="1.2465in"/>
    </style:style>
    <style:style style:name="Table5.C" style:family="table-column">
      <style:table-column-properties style:column-width="1in"/>
    </style:style>
    <style:style style:name="Table5.D" style:family="table-column">
      <style:table-column-properties style:column-width="2.1229in"/>
    </style:style>
    <style:style style:name="Table5.E" style:family="table-column">
      <style:table-column-properties style:column-width="1.5438in"/>
    </style:style>
    <style:style style:name="Table5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5.E1" style:family="table-cell">
      <style:table-cell-properties fo:background-color="#dddddd" fo:padding="0.0382in" fo:border="0.05pt solid #999999">
        <style:background-image/>
      </style:table-cell-properties>
    </style:style>
    <style:style style:name="Table5.A2" style:family="table-cell">
      <style:table-cell-properties fo:padding="0.0382in" fo:border-left="0.05pt solid #999999" fo:border-right="none" fo:border-top="none" fo:border-bottom="0.05pt solid #999999"/>
    </style:style>
    <style:style style:name="Table5.B2" style:family="table-cell">
      <style:table-cell-properties fo:padding="0.0382in" fo:border-left="0.05pt solid #999999" fo:border-right="none" fo:border-top="none" fo:border-bottom="0.05pt solid #999999"/>
    </style:style>
    <style:style style:name="Table5.C2" style:family="table-cell">
      <style:table-cell-properties fo:padding="0.0382in" fo:border-left="0.05pt solid #999999" fo:border-right="none" fo:border-top="none" fo:border-bottom="0.05pt solid #999999"/>
    </style:style>
    <style:style style:name="Table5.D2" style:family="table-cell">
      <style:table-cell-properties fo:padding="0.0382in" fo:border-left="0.05pt solid #999999" fo:border-right="none" fo:border-top="none" fo:border-bottom="0.05pt solid #999999"/>
    </style:style>
    <style:style style:name="Table5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3" style:family="table-cell">
      <style:table-cell-properties fo:padding="0.0382in" fo:border-left="0.05pt solid #999999" fo:border-right="none" fo:border-top="none" fo:border-bottom="0.05pt solid #999999"/>
    </style:style>
    <style:style style:name="Table5.B3" style:family="table-cell">
      <style:table-cell-properties fo:padding="0.0382in" fo:border-left="0.05pt solid #999999" fo:border-right="none" fo:border-top="none" fo:border-bottom="0.05pt solid #999999"/>
    </style:style>
    <style:style style:name="Table5.C3" style:family="table-cell">
      <style:table-cell-properties fo:padding="0.0382in" fo:border-left="0.05pt solid #999999" fo:border-right="none" fo:border-top="none" fo:border-bottom="0.05pt solid #999999"/>
    </style:style>
    <style:style style:name="Table5.D3" style:family="table-cell">
      <style:table-cell-properties fo:padding="0.0382in" fo:border-left="0.05pt solid #999999" fo:border-right="none" fo:border-top="none" fo:border-bottom="0.05pt solid #999999"/>
    </style:style>
    <style:style style:name="Table5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4" style:family="table-cell">
      <style:table-cell-properties fo:padding="0.0382in" fo:border-left="0.05pt solid #999999" fo:border-right="none" fo:border-top="none" fo:border-bottom="0.05pt solid #999999"/>
    </style:style>
    <style:style style:name="Table5.B4" style:family="table-cell">
      <style:table-cell-properties fo:padding="0.0382in" fo:border-left="0.05pt solid #999999" fo:border-right="none" fo:border-top="none" fo:border-bottom="0.05pt solid #999999"/>
    </style:style>
    <style:style style:name="Table5.C4" style:family="table-cell">
      <style:table-cell-properties fo:padding="0.0382in" fo:border-left="0.05pt solid #999999" fo:border-right="none" fo:border-top="none" fo:border-bottom="0.05pt solid #999999"/>
    </style:style>
    <style:style style:name="Table5.D4" style:family="table-cell">
      <style:table-cell-properties fo:padding="0.0382in" fo:border-left="0.05pt solid #999999" fo:border-right="none" fo:border-top="none" fo:border-bottom="0.05pt solid #999999"/>
    </style:style>
    <style:style style:name="Table5.E4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6667in" table:align="left"/>
    </style:style>
    <style:style style:name="Table7.A" style:family="table-column">
      <style:table-column-properties style:column-width="0.7535in"/>
    </style:style>
    <style:style style:name="Table7.B" style:family="table-column">
      <style:table-column-properties style:column-width="3.2465in"/>
    </style:style>
    <style:style style:name="Table7.D" style:family="table-column">
      <style:table-column-properties style:column-width="0.9347in"/>
    </style:style>
    <style:style style:name="Table7.E" style:family="table-column">
      <style:table-column-properties style:column-width="0.9785in"/>
    </style:style>
    <style:style style:name="Table7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E1" style:family="table-cell">
      <style:table-cell-properties fo:background-color="#dddddd" fo:padding="0.0382in" fo:border="0.05pt solid #999999">
        <style:background-image/>
      </style:table-cell-properties>
    </style:style>
    <style:style style:name="Table7.A2" style:family="table-cell">
      <style:table-cell-properties fo:padding="0.0382in" fo:border-left="0.05pt solid #999999" fo:border-right="none" fo:border-top="none" fo:border-bottom="0.05pt solid #999999"/>
    </style:style>
    <style:style style:name="Table7.B2" style:family="table-cell">
      <style:table-cell-properties fo:padding="0.0382in" fo:border-left="0.05pt solid #999999" fo:border-right="none" fo:border-top="none" fo:border-bottom="0.05pt solid #999999"/>
    </style:style>
    <style:style style:name="Table7.C2" style:family="table-cell">
      <style:table-cell-properties fo:padding="0.0382in" fo:border-left="0.05pt solid #999999" fo:border-right="none" fo:border-top="none" fo:border-bottom="0.05pt solid #999999"/>
    </style:style>
    <style:style style:name="Table7.D2" style:family="table-cell">
      <style:table-cell-properties fo:padding="0.0382in" fo:border-left="0.05pt solid #999999" fo:border-right="none" fo:border-top="none" fo:border-bottom="0.05pt solid #999999"/>
    </style:style>
    <style:style style:name="Table7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.A3" style:family="table-cell">
      <style:table-cell-properties fo:padding="0.0382in" fo:border-left="0.05pt solid #999999" fo:border-right="none" fo:border-top="none" fo:border-bottom="0.05pt solid #999999"/>
    </style:style>
    <style:style style:name="Table7.B3" style:family="table-cell">
      <style:table-cell-properties fo:padding="0.0382in" fo:border-left="0.05pt solid #999999" fo:border-right="none" fo:border-top="none" fo:border-bottom="0.05pt solid #999999"/>
    </style:style>
    <style:style style:name="Table7.C3" style:family="table-cell">
      <style:table-cell-properties fo:padding="0.0382in" fo:border-left="0.05pt solid #999999" fo:border-right="none" fo:border-top="none" fo:border-bottom="0.05pt solid #999999"/>
    </style:style>
    <style:style style:name="Table7.D3" style:family="table-cell">
      <style:table-cell-properties fo:padding="0.0382in" fo:border-left="0.05pt solid #999999" fo:border-right="none" fo:border-top="none" fo:border-bottom="0.05pt solid #999999"/>
    </style:style>
    <style:style style:name="Table7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.A4" style:family="table-cell">
      <style:table-cell-properties fo:padding="0.0382in" fo:border-left="0.05pt solid #999999" fo:border-right="none" fo:border-top="none" fo:border-bottom="0.05pt solid #999999"/>
    </style:style>
    <style:style style:name="Table7.B4" style:family="table-cell">
      <style:table-cell-properties fo:padding="0.0382in" fo:border-left="0.05pt solid #999999" fo:border-right="none" fo:border-top="none" fo:border-bottom="0.05pt solid #999999"/>
    </style:style>
    <style:style style:name="Table7.C4" style:family="table-cell">
      <style:table-cell-properties fo:padding="0.0382in" fo:border-left="0.05pt solid #999999" fo:border-right="none" fo:border-top="none" fo:border-bottom="0.05pt solid #999999"/>
    </style:style>
    <style:style style:name="Table7.D4" style:family="table-cell">
      <style:table-cell-properties fo:padding="0.0382in" fo:border-left="0.05pt solid #999999" fo:border-right="none" fo:border-top="none" fo:border-bottom="0.05pt solid #999999"/>
    </style:style>
    <style:style style:name="Table7.E4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6" style:family="paragraph" style:parent-style-name="Standard">
      <style:text-properties style:font-name="FreeSans" fo:font-size="9pt" officeooo:paragraph-rsid="01437904" style:font-size-asian="9pt" style:font-size-complex="9pt"/>
    </style:style>
    <style:style style:name="P7" style:family="paragraph" style:parent-style-name="Standard">
      <style:text-properties style:font-name="FreeSans" fo:font-size="8pt" officeooo:paragraph-rsid="01973a97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8pt" officeooo:rsid="00113b61" officeooo:paragraph-rsid="01b12d76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8pt" officeooo:rsid="00113b61" officeooo:paragraph-rsid="01b56d02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8pt" officeooo:paragraph-rsid="01b56d02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8pt" officeooo:rsid="01c03e46" officeooo:paragraph-rsid="01b56d02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officeooo:paragraph-rsid="01b12d76" style:font-size-asian="8pt" style:font-size-complex="8pt"/>
    </style:style>
    <style:style style:name="P13" style:family="paragraph" style:parent-style-name="Standard">
      <style:text-properties officeooo:paragraph-rsid="01b56d02"/>
    </style:style>
    <style:style style:name="P14" style:family="paragraph" style:parent-style-name="Standard">
      <style:paragraph-properties fo:text-align="start" style:justify-single-word="false"/>
      <style:text-properties officeooo:paragraph-rsid="01b56d02"/>
    </style:style>
    <style:style style:name="P1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954bf6" officeooo:paragraph-rsid="01954bf6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9pt" style:text-underline-style="none" fo:font-weight="bold" officeooo:rsid="01a9aff1" officeooo:paragraph-rsid="01a9aff1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7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9pt" style:text-underline-style="none" fo:font-weight="bold" officeooo:rsid="01a9aff1" officeooo:paragraph-rsid="01b56d0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8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9pt" style:text-underline-style="none" fo:font-weight="bold" officeooo:rsid="01b56d02" officeooo:paragraph-rsid="01b56d0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9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9pt" style:text-underline-style="none" fo:font-weight="bold" officeooo:rsid="01e2632c" officeooo:paragraph-rsid="01e2632c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8pt" style:text-underline-style="none" fo:font-weight="bold" officeooo:rsid="01a9aff1" officeooo:paragraph-rsid="01a9aff1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FreeSans" fo:font-size="8pt" style:text-underline-style="none" fo:font-weight="normal" officeooo:rsid="01b7a5a8" officeooo:paragraph-rsid="01b7a5a8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2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80" style:font-name="FreeSans" fo:font-size="8pt" style:text-underline-style="solid" style:text-underline-width="auto" style:text-underline-color="font-color" fo:font-weight="normal" officeooo:rsid="00e52ccc" officeooo:paragraph-rsid="01a720e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b9cd7e" officeooo:paragraph-rsid="01973a97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b695f2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bbedb4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officeooo:paragraph-rsid="01c23334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officeooo:paragraph-rsid="01c289a2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use-window-font-color="true" style:font-name="FreeSans" fo:font-size="8pt" style:text-underline-style="none" fo:font-weight="bold" officeooo:rsid="0084e029" officeooo:paragraph-rsid="01b695f2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use-window-font-color="true" style:font-name="FreeSans" fo:font-size="8pt" style:text-underline-style="none" fo:font-weight="bold" officeooo:rsid="0084e029" officeooo:paragraph-rsid="01bbedb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use-window-font-color="true" style:font-name="FreeSans" fo:font-size="8pt" style:text-underline-style="none" fo:font-weight="bold" officeooo:rsid="0084e029" officeooo:paragraph-rsid="01c2333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use-window-font-color="true" style:font-name="FreeSans" fo:font-size="8pt" style:text-underline-style="none" fo:font-weight="bold" officeooo:rsid="0084e029" officeooo:paragraph-rsid="01c289a2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FreeSans" fo:font-size="8pt" fo:font-weight="bold" officeooo:rsid="01973a97" officeooo:paragraph-rsid="01973a97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FreeSans" fo:font-size="8pt" fo:font-weight="bold" officeooo:rsid="0198bb60" officeooo:paragraph-rsid="0198bb60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b2db88" officeooo:paragraph-rsid="01b2db88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b3772c" officeooo:paragraph-rsid="01b3772c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c03e46" officeooo:paragraph-rsid="01c03e46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df9857" officeooo:paragraph-rsid="01df9857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8pt" fo:font-weight="bold" officeooo:rsid="01e21be4" officeooo:paragraph-rsid="01e21be4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FreeSans" fo:font-size="8pt" officeooo:rsid="003367ea" officeooo:paragraph-rsid="01973a97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8pt" officeooo:paragraph-rsid="01b56d02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8pt" officeooo:paragraph-rsid="01df9857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8pt" officeooo:paragraph-rsid="01b56d02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8pt" officeooo:rsid="01c23334" officeooo:paragraph-rsid="01c23334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8pt" officeooo:rsid="01c289a2" officeooo:paragraph-rsid="01c289a2" style:font-size-asian="8pt" style:font-size-complex="8pt"/>
    </style:style>
    <style:style style:name="P46" style:family="paragraph" style:parent-style-name="Table_20_Contents">
      <style:text-properties officeooo:paragraph-rsid="019f3c24"/>
    </style:style>
    <style:style style:name="P47" style:family="paragraph" style:parent-style-name="Table_20_Contents">
      <style:text-properties officeooo:paragraph-rsid="01a5aac0"/>
    </style:style>
    <style:style style:name="P48" style:family="paragraph" style:parent-style-name="Table_20_Contents">
      <style:paragraph-properties fo:text-align="start" style:justify-single-word="false"/>
      <style:text-properties officeooo:paragraph-rsid="01d0fbca"/>
    </style:style>
    <style:style style:name="T1" style:family="text">
      <style:text-properties style:font-name="FreeSans"/>
    </style:style>
    <style:style style:name="T2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T3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T4" style:family="text">
      <style:text-properties style:font-name="FreeSans" fo:font-size="8pt" officeooo:rsid="01a030d7" style:font-size-asian="8pt" style:font-size-complex="8pt"/>
    </style:style>
    <style:style style:name="T5" style:family="text">
      <style:text-properties style:font-name="FreeSans" fo:font-size="8pt" officeooo:rsid="01a5aac0" style:font-size-asian="8pt" style:font-size-complex="8pt"/>
    </style:style>
    <style:style style:name="T6" style:family="text">
      <style:text-properties style:font-name="FreeSans" fo:font-size="8pt" officeooo:rsid="01ccd9a4" style:font-size-asian="8pt" style:font-size-complex="8pt"/>
    </style:style>
    <style:style style:name="T7" style:family="text">
      <style:text-properties style:font-name="FreeSans" fo:font-size="8pt" officeooo:rsid="01d0fbca" style:font-size-asian="8pt" style:font-size-complex="8pt"/>
    </style:style>
    <style:style style:name="T8" style:family="text">
      <style:text-properties style:font-name="FreeSans" fo:font-size="8pt" officeooo:rsid="01c03e46" style:font-size-asian="8pt" style:font-size-complex="8pt"/>
    </style:style>
    <style:style style:name="T9" style:family="text">
      <style:text-properties style:font-name="FreeSans" fo:font-size="8pt" officeooo:rsid="01a720e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e52ccc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b4950"/>
    </style:style>
    <style:style style:name="T14" style:family="text">
      <style:text-properties officeooo:rsid="011b0f65"/>
    </style:style>
    <style:style style:name="T15" style:family="text">
      <style:text-properties officeooo:rsid="0119b6c5"/>
    </style:style>
    <style:style style:name="T16" style:family="text">
      <style:text-properties fo:color="#000080" style:font-name="FreeSans" fo:font-size="8pt" style:text-underline-style="solid" style:text-underline-width="auto" style:text-underline-color="font-color" fo:font-weight="normal" officeooo:rsid="01a5aac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7" style:family="text">
      <style:text-properties fo:color="#000080" style:font-name="FreeSans" fo:font-size="8pt" style:text-underline-style="solid" style:text-underline-width="auto" style:text-underline-color="font-color" fo:font-weight="normal" officeooo:rsid="01b695f2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8" style:family="text">
      <style:text-properties fo:color="#000080" style:font-name="FreeSans" fo:font-size="8pt" style:text-underline-style="solid" style:text-underline-width="auto" style:text-underline-color="font-color" fo:font-weight="normal" officeooo:rsid="01c2333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9" style:family="text">
      <style:text-properties fo:color="#000080" style:font-name="FreeSans" fo:font-size="8pt" style:text-underline-style="solid" style:text-underline-width="auto" style:text-underline-color="font-color" fo:font-weight="normal" officeooo:rsid="01c41917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0" style:family="text">
      <style:text-properties fo:color="#000080" style:text-underline-style="solid" style:text-underline-width="auto" style:text-underline-color="font-color" fo:font-weight="normal" officeooo:rsid="00e52ccc" style:font-weight-asian="normal" style:font-weight-complex="normal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officeooo:rsid="018f680c" style:font-size-asian="9pt" style:font-size-complex="9pt"/>
    </style:style>
    <style:style style:name="T23" style:family="text">
      <style:text-properties officeooo:rsid="01b89b3d"/>
    </style:style>
    <style:style style:name="T24" style:family="text">
      <style:text-properties officeooo:rsid="01ccd9a4"/>
    </style:style>
    <style:style style:name="T25" style:family="text">
      <style:text-properties officeooo:rsid="01e21be4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e" text:name="py3o.date"/>
        <text:user-field-decl office:value-type="string" office:string-value="report['date']" text:name="py3o.report.date"/>
        <text:user-field-decl office:value-type="string" office:string-value="last" text:name="py3o.last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  <text:user-field-decl office:value-type="string" office:string-value="name" text:name="py3o.name"/>
        <text:user-field-decl office:value-type="string" office:string-value="name" text:name="py3o.objects.name"/>
        <text:user-field-decl office:value-type="string" office:string-value="report['map_website_id']" text:name="py3o.report.map_website_id"/>
        <text:user-field-decl office:value-type="string" office:string-value="object.name" text:name="py3o.object.name"/>
        <text:user-field-decl office:value-type="string" office:string-value="object.partner_name" text:name="py3o.object.partner_name"/>
        <text:user-field-decl office:value-type="string" office:string-value="date" text:name="py3o.object.date"/>
        <text:user-field-decl office:value-type="string" office:string-value="date" text:name="py3o.objects.date"/>
        <text:user-field-decl office:value-type="string" office:string-value="listing" text:name="py3o.object.listing"/>
        <text:user-field-decl office:value-type="string" office:string-value="listing" text:name="py3o.objects.listing"/>
        <text:user-field-decl office:value-type="string" office:string-value="Ligne adresse société" text:name="py3o.cline"/>
        <text:user-field-decl office:value-type="string" office:string-value="name" text:name="py3o.concession.name"/>
        <text:user-field-decl office:value-type="string" office:string-value="start_date" text:name="py3o.concession.start_date"/>
        <text:user-field-decl office:value-type="string" office:string-value="expiration_date" text:name="py3o.concession.expiration_date"/>
        <text:user-field-decl office:value-type="string" office:string-value="concessionaire_id.name" text:name="py3o.concession.concessionaire_id.name"/>
        <text:user-field-decl office:value-type="string" office:string-value="state" text:name="py3o.concession.state"/>
        <text:user-field-decl office:value-type="string" office:string-value="start_date" text:name="py3o.o.start_date"/>
        <text:user-field-decl office:value-type="string" office:string-value="lang" text:name="py3o.lang"/>
        <text:user-field-decl office:value-type="string" office:string-value="start_date" text:name="py3o.start_date"/>
        <text:user-field-decl office:value-type="string" office:string-value="location" text:name="py3o.objects.location"/>
        <text:user-field-decl office:value-type="string" office:string-value="concessionaire_id.name" text:name="py3o.objects.concessionaire_id.name"/>
        <text:user-field-decl office:value-type="string" office:string-value="expiration_date" text:name="py3o.objects.expiration_date"/>
        <text:user-field-decl office:value-type="string" office:string-value="date" text:name="py3o.event.date"/>
        <text:user-field-decl office:value-type="string" office:string-value="event_type_id.name" text:name="py3o.event.event_type_id.name"/>
        <text:user-field-decl office:value-type="string" office:string-value="name" text:name="py3o.event.name"/>
        <text:user-field-decl office:value-type="string" office:string-value="concessionaire_id.name" text:name="py3o.event.concessionaire_id.name"/>
        <text:user-field-decl office:value-type="string" office:string-value="document_id.name" text:name="py3o.event.document_id.name"/>
        <text:user-field-decl office:value-type="string" office:string-value="comment" text:name="py3o.highlight.comment"/>
        <text:user-field-decl office:value-type="string" office:string-value="level" text:name="py3o.highlight.level"/>
        <text:user-field-decl office:value-type="string" office:string-value="context" text:name="py3o.context"/>
        <text:user-field-decl office:value-type="string" office:string-value="_context" text:name="py3o._context"/>
        <text:user-field-decl office:value-type="string" office:string-value="_context" text:name="py3o.objects._context"/>
        <text:user-field-decl office:value-type="string" office:string-value="create_uid" text:name="py3o.highlight.create_uid"/>
        <text:user-field-decl office:value-type="string" office:string-value="write_uid" text:name="py3o.highlight.write_uid"/>
        <text:user-field-decl office:value-type="float" office:value="0" text:name="py3o.highlight.create_date"/>
        <text:user-field-decl office:value-type="string" office:string-value="create_uid.name" text:name="py3o.highlight.create_uid.name"/>
        <text:user-field-decl office:value-type="string" office:string-value="create_write.name" text:name="py3o.highlight.write_uid.name"/>
      </text:user-field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Concesión “<text:user-field-get text:name="py3o.objects.name">name</text:user-field-get>”</text:p>
          </table:table-cell>
        </table:table-row>
      </table:table>
      <text:p text:style-name="P6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2">Ubicación</text:p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23"><text:s/><text:user-field-get text:name="py3o.objects.location">location</text:user-field-get></text:p>
          </table:table-cell>
        </table:table-row>
        <table:table-row>
          <table:table-cell table:style-name="Table4.A1" office:value-type="string">
            <text:p text:style-name="P32">Concesionario</text:p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23"><text:s/><text:user-field-get text:name="py3o.objects.concessionaire_id.name">concessionaire_id.name</text:user-field-get></text:p>
          </table:table-cell>
        </table:table-row>
        <table:table-row>
          <table:table-cell table:style-name="Table4.A1" office:value-type="string">
            <text:p text:style-name="P33">Fecha de Inicio</text:p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46"><text:span text:style-name="T4"><text:s/></text:span><text:a xlink:type="simple" xlink:href="py3o://function=%22objects.format_date(date_string=objects.start_date)%22" text:style-name="Internet_20_link" text:visited-style-name="Visited_20_Internet_20_Link"><text:span text:style-name="T4">function="objects.format_date(date_string=objects.start_date)"</text:span></text:a></text:p>
          </table:table-cell>
        </table:table-row>
        <table:table-row>
          <table:table-cell table:style-name="Table4.A1" office:value-type="string">
            <text:p text:style-name="P32">Fecha de Vencimiento</text:p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47"><text:span text:style-name="T4"><text:s/></text:span><text:a xlink:type="simple" xlink:href="py3o://function=%22objects.format_date(date_string=objects.expiration_date)%22" text:style-name="Internet_20_link" text:visited-style-name="Visited_20_Internet_20_Link"><text:span text:style-name="T5">function="objects.format_date(date_string=objects.expiration_date)"</text:span></text:a></text:p>
          </table:table-cell>
        </table:table-row>
        <table:table-row>
          <table:table-cell table:style-name="Table4.A5" office:value-type="string">
            <text:p text:style-name="P32"/>
          </table:table-cell>
          <table:table-cell table:style-name="Table4.A5" office:value-type="string">
            <text:p text:style-name="P39"/>
          </table:table-cell>
          <table:table-cell table:style-name="Table4.A5" office:value-type="string">
            <text:p text:style-name="P47"/>
          </table:table-cell>
        </table:table-row>
      </table:table>
      <text:p text:style-name="P22"/>
      <text:p text:style-name="P20"/>
      <text:p text:style-name="P20"><text:span text:style-name="T22">E</text:span><text:span text:style-name="T21">VENTOS</text:span></text:p>
      <text:p text:style-name="P16"/>
      <text:p text:style-name="P24"><text:a xlink:type="simple" xlink:href="py3o://if=%22objects.event_ids%22" text:style-name="Internet_20_link" text:visited-style-name="Visited_20_Internet_20_Link"><text:span text:style-name="T16">if="objects.event_ids"</text:span></text:a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4">Fecha</text:p>
          </table:table-cell>
          <table:table-cell table:style-name="Table5.A1" office:value-type="string">
            <text:p text:style-name="P35">Documento</text:p>
          </table:table-cell>
          <table:table-cell table:style-name="Table5.A1" office:value-type="string">
            <text:p text:style-name="P35">Tipo de Evento</text:p>
          </table:table-cell>
          <table:table-cell table:style-name="Table5.A1" office:value-type="string">
            <text:p text:style-name="P35">Descripción</text:p>
          </table:table-cell>
          <table:table-cell table:style-name="Table5.E1" office:value-type="string">
            <text:p text:style-name="P35">Concesionario</text:p>
          </table:table-cell>
        </table:table-row>
        <table:table-row>
          <table:table-cell table:style-name="Table5.A2" office:value-type="string">
            <text:p text:style-name="P12"><text:a xlink:type="simple" xlink:href="py3o://for=%22event%20in%20objects.event_ids%22" text:style-name="Internet_20_link" text:visited-style-name="Visited_20_Internet_20_Link"><text:span text:style-name="T9">for="event in objects.event_ids"</text:span></text:a></text:p>
          </table:table-cell>
          <table:table-cell table:style-name="Table5.B2" office:value-type="string">
            <text:p text:style-name="P40"/>
          </table:table-cell>
          <table:table-cell table:style-name="Table5.C2" office:value-type="string">
            <text:p text:style-name="P40"/>
          </table:table-cell>
          <table:table-cell table:style-name="Table5.D2" office:value-type="string">
            <text:p text:style-name="P40"/>
          </table:table-cell>
          <table:table-cell table:style-name="Table5.E2" office:value-type="string">
            <text:p text:style-name="P40"/>
          </table:table-cell>
        </table:table-row>
        <table:table-row>
          <table:table-cell table:style-name="Table5.A3" office:value-type="string">
            <text:p text:style-name="P48"><text:span text:style-name="T6"><text:s/></text:span><text:a xlink:type="simple" xlink:href="py3o://function=%22objects.format_date(date_string=event.date)%22" text:style-name="Internet_20_link" text:visited-style-name="Visited_20_Internet_20_Link"><text:span text:style-name="T7">function="objects.format_date(date_string=event.date)"</text:span></text:a></text:p>
          </table:table-cell>
          <table:table-cell table:style-name="Table5.B3" office:value-type="string">
            <text:p text:style-name="P40"><text:user-field-get text:name="py3o.event.document_id.name">document_id.name</text:user-field-get></text:p>
          </table:table-cell>
          <table:table-cell table:style-name="Table5.C3" office:value-type="string">
            <text:p text:style-name="P40"><text:user-field-get text:name="py3o.event.event_type_id.name">event_type_id.name</text:user-field-get></text:p>
          </table:table-cell>
          <table:table-cell table:style-name="Table5.D3" office:value-type="string">
            <text:p text:style-name="P40"><text:user-field-get text:name="py3o.event.name">name</text:user-field-get></text:p>
          </table:table-cell>
          <table:table-cell table:style-name="Table5.E3" office:value-type="string">
            <text:p text:style-name="P40"><text:user-field-get text:name="py3o.event.concessionaire_id.name">concessionaire_id.name</text:user-field-get></text:p>
          </table:table-cell>
        </table:table-row>
        <table:table-row>
          <table:table-cell table:style-name="Table5.A4" office:value-type="string">
            <text:p text:style-name="P8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5.B4" office:value-type="string">
            <text:p text:style-name="P40"/>
          </table:table-cell>
          <table:table-cell table:style-name="Table5.C4" office:value-type="string">
            <text:p text:style-name="P40"/>
          </table:table-cell>
          <table:table-cell table:style-name="Table5.D4" office:value-type="string">
            <text:p text:style-name="P40"/>
          </table:table-cell>
          <table:table-cell table:style-name="Table5.E4" office:value-type="string">
            <text:p text:style-name="P40"/>
          </table:table-cell>
        </table:table-row>
      </table:table>
      <text:p text:style-name="P28"><text:a xlink:type="simple" xlink:href="py3o:///if" text:style-name="Internet_20_link" text:visited-style-name="Visited_20_Internet_20_Link"><text:span text:style-name="T20">/if</text:span></text:a></text:p>
      <text:p text:style-name="P24"><text:a xlink:type="simple" xlink:href="py3o://if=%22not%20objects.event_ids%22" text:style-name="Internet_20_link" text:visited-style-name="Visited_20_Internet_20_Link"><text:span text:style-name="T17">if="not objects.event_ids"</text:span></text:a></text:p>
      <text:p text:style-name="P21">No se registraron eventos para esta <text:span text:style-name="T23">concesión.</text:span></text:p>
      <text:p text:style-name="P28"><text:a xlink:type="simple" xlink:href="py3o:///if" text:style-name="Internet_20_link" text:visited-style-name="Visited_20_Internet_20_Link"><text:span text:style-name="T11">/if</text:span></text:a></text:p>
      <text:p text:style-name="P25"><text:a xlink:type="simple" xlink:href="py3o://if=%22objects.highlight_ids%22" text:style-name="Internet_20_link" text:visited-style-name="Visited_20_Internet_20_Link"><text:span text:style-name="T17">if="objects.highlight_ids"</text:span></text:a></text:p>
      <text:p text:style-name="P13"/>
      <text:p text:style-name="P19"/>
      <text:p text:style-name="P18">RESALTADOS</text:p>
      <text:p text:style-name="P17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E"/>
        <table:table-row>
          <table:table-cell table:style-name="Table7.A1" office:value-type="string">
            <text:p text:style-name="P37">Fecha</text:p>
          </table:table-cell>
          <table:table-cell table:style-name="Table7.A1" office:value-type="string">
            <text:p text:style-name="P36">Comentario</text:p>
          </table:table-cell>
          <table:table-cell table:style-name="Table7.A1" office:value-type="string">
            <text:p text:style-name="P38">Importancia</text:p>
          </table:table-cell>
          <table:table-cell table:style-name="Table7.A1" office:value-type="string">
            <text:p text:style-name="P36">Creado Por</text:p>
          </table:table-cell>
          <table:table-cell table:style-name="Table7.E1" office:value-type="string">
            <text:p text:style-name="P36">Actualizado Por</text:p>
          </table:table-cell>
        </table:table-row>
        <table:table-row>
          <table:table-cell table:style-name="Table7.A2" office:value-type="string">
            <text:p text:style-name="P14"><text:a xlink:type="simple" xlink:href="py3o://for=%22highlight%20in%20objects.highlight_ids%22" text:style-name="Internet_20_link" text:visited-style-name="Visited_20_Internet_20_Link"><text:span text:style-name="T8">for="highlight in objects.highlight_ids"</text:span></text:a></text:p>
          </table:table-cell>
          <table:table-cell table:style-name="Table7.B3" office:value-type="string">
            <text:p text:style-name="P11"/>
          </table:table-cell>
          <table:table-cell table:style-name="Table7.C2" office:value-type="string">
            <text:p text:style-name="P43"/>
          </table:table-cell>
          <table:table-cell table:style-name="Table7.D2" office:value-type="string">
            <text:p text:style-name="P41"/>
          </table:table-cell>
          <table:table-cell table:style-name="Table7.E2" office:value-type="string">
            <text:p text:style-name="P41"/>
          </table:table-cell>
        </table:table-row>
        <table:table-row>
          <table:table-cell table:style-name="Table7.A3" office:value-type="string">
            <text:p text:style-name="P42"><text:span text:style-name="T24"><text:s/></text:span><text:a xlink:type="simple" xlink:href="py3o://function=%22objects.format_date(date_string=highlight.create_date)%22" text:style-name="Internet_20_link" text:visited-style-name="Visited_20_Internet_20_Link"><text:span text:style-name="T24">function="objects.format_date(date_string=highlight.create_date)"</text:span></text:a></text:p>
          </table:table-cell>
          <table:table-cell table:style-name="Table7.B3" office:value-type="string">
            <text:p text:style-name="P10"><text:user-field-get text:name="py3o.highlight.comment">comment</text:user-field-get></text:p>
          </table:table-cell>
          <table:table-cell table:style-name="Table7.C3" office:value-type="string">
            <text:p text:style-name="P26"><text:a xlink:type="simple" xlink:href="py3o://if=%22highlight.level=='high'%22" text:style-name="Internet_20_link" text:visited-style-name="Visited_20_Internet_20_Link"><text:span text:style-name="T18">if="highlight.level=='high'"</text:span></text:a></text:p>
            <text:p text:style-name="P44">Alt<text:span text:style-name="T25">a</text:span></text:p>
            <text:p text:style-name="P30"><text:a xlink:type="simple" xlink:href="py3o:///if" text:style-name="Internet_20_link" text:visited-style-name="Visited_20_Internet_20_Link"><text:span text:style-name="T11">/if</text:span></text:a></text:p>
            <text:p text:style-name="P27"><text:a xlink:type="simple" xlink:href="py3o://if=%22highlight.level=='medium'%22" text:style-name="Internet_20_link" text:visited-style-name="Visited_20_Internet_20_Link"><text:span text:style-name="T19">if="highlight.level=='medium'"</text:span></text:a></text:p>
            <text:p text:style-name="P45">Medi<text:span text:style-name="T25">a</text:span></text:p>
            <text:p text:style-name="P31"><text:a xlink:type="simple" xlink:href="py3o:///if" text:style-name="Internet_20_link" text:visited-style-name="Visited_20_Internet_20_Link"><text:span text:style-name="T11">/if</text:span></text:a></text:p>
          </table:table-cell>
          <table:table-cell table:style-name="Table7.D3" office:value-type="string">
            <text:p text:style-name="P41"><text:user-field-get text:name="py3o.highlight.create_uid.name">create_uid.name</text:user-field-get></text:p>
          </table:table-cell>
          <table:table-cell table:style-name="Table7.E3" office:value-type="string">
            <text:p text:style-name="P41"><text:user-field-get text:name="py3o.highlight.write_uid.name">create_write.name</text:user-field-get></text:p>
          </table:table-cell>
        </table:table-row>
        <text:soft-page-break/>
        <table:table-row>
          <table:table-cell table:style-name="Table7.A4" office:value-type="string">
            <text:p text:style-name="P9"><text:a xlink:type="simple" xlink:href="py3o:///for" text:style-name="Internet_20_link" text:visited-style-name="Visited_20_Internet_20_Link">/for</text:a></text:p>
          </table:table-cell>
          <table:table-cell table:style-name="Table7.B4" office:value-type="string">
            <text:p text:style-name="P9"/>
          </table:table-cell>
          <table:table-cell table:style-name="Table7.C4" office:value-type="string">
            <text:p text:style-name="P43"/>
          </table:table-cell>
          <table:table-cell table:style-name="Table7.D4" office:value-type="string">
            <text:p text:style-name="P41"/>
          </table:table-cell>
          <table:table-cell table:style-name="Table7.E4" office:value-type="string">
            <text:p text:style-name="P41"/>
          </table:table-cell>
        </table:table-row>
      </table:table>
      <text:p text:style-name="P29"><text:a xlink:type="simple" xlink:href="py3o:///if" text:style-name="Internet_20_link" text:visited-style-name="Visited_20_Internet_20_Link"><text:span text:style-name="T11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4b4950"/>
    </style:style>
    <style:style style:name="MT6" style:family="text">
      <style:text-properties officeooo:rsid="011b0f65"/>
    </style:style>
    <style:style style:name="MT7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1"><draw:image xlink:href="Pictures/10000000000001EF0000004EE79CE160A62E76B0.jpg" xlink:type="simple" xlink:show="embed" xlink:actuate="onLoad"/></draw:frame></text:p>
            </table:table-cell>
            <table:table-cell table:style-name="Table1.A1" office:value-type="string">
              <text:p text:style-name="MP1"><text:span text:style-name="MT1">Reporte de </text:span><text:span text:style-name="MT2">Concesiones Generales</text:span></text:p>
              <text:p text:style-name="MP2">Fecha: <text:span text:style-name="MT3"><text:date style:data-style-name="N10036" text:date-value="2017-11-09T12:22:57.294329926">09/11/2017</text:date></text:span></text:p>
              <text:p text:style-name="MP3"><text:span text:style-name="MT4">Página:</text:span> <text:page-number text:select-page="current">2</text:page-number> de <text:page-count>2</text:page-count></text:p>
            </table:table-cell>
          </table:table-row>
        </table:table>
        <text:p text:style-name="Header"/>
      </style:header>
      <style:footer>
        <text:p text:style-name="MP4"/>
        <text:p text:style-name="M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/>
              <text:p text:style-name="MP5"><text:span text:style-name="MT5">Reporte generado por SICON</text:span> – Sistema de <text:span text:style-name="MT6">Concesiones Generales</text:span><text:line-break/>Tribunal Municipal de Cuentas – <text:span text:style-name="MT7">Municipalidad de Rosario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7-11-09T12:22:57.219064871</dc:date>
    <meta:editing-duration>P10DT21H32M1S</meta:editing-duration>
    <meta:editing-cycles>611</meta:editing-cycles>
    <meta:generator>LibreOffice/5.1.6.2$Linux_X86_64 LibreOffice_project/10m0$Build-2</meta:generator>
    <meta:document-statistic meta:table-count="6" meta:image-count="1" meta:object-count="0" meta:page-count="2" meta:paragraph-count="51" meta:word-count="92" meta:character-count="1039" meta:non-whitespace-character-count="990"/>
    <meta:user-defined meta:name="Info 1"/>
    <meta:user-defined meta:name="Info 2"/>
    <meta:user-defined meta:name="Info 3"/>
    <meta:user-defined meta:name="Info 4"/>
  </office:meta>
</office:document-meta>
</file>